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92a37" officeooo:paragraph-rsid="00092a37"/>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92a37" officeooo:paragraph-rsid="00092a37"/>
    </style:style>
    <style:style style:name="P3" style:family="paragraph" style:parent-style-name="Standard">
      <style:paragraph-properties fo:margin-left="0in" fo:margin-right="0in" fo:line-height="200%" fo:text-align="center" style:justify-single-word="false" fo:text-indent="0.5in" style:auto-text-indent="true"/>
      <style:text-properties fo:font-style="italic" officeooo:rsid="00092a37" officeooo:paragraph-rsid="00092a37"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vereign - Ephesians 2:2-10</text:p>
      <text:p text:style-name="P3">For you are saved by grace through faith, and this is not from yourselves; it is God’s gift— <text:s/>not from works, so that no one can boast. For we are his workmanship, created in Christ Jesus for good works, which God prepared ahead of time for us to do.</text:p>
      <text:p text:style-name="P2">If I had to pick one group of scriptures that is my favorite I would inevitably choose this one. This verse clearly explains to us that we cannot earn our Salvation and that it is all God all of the time. This group of scriptures represents why we left the Catholic church, why the protestant reformation happened, and it shows an attribute of God that many today cannot grasp.</text:p>
      <text:p text:style-name="P2">The attribute of God that we see here is His Sovereignty. He is sovereign in Heaven, He is sovereign on earth and if we are believers He is sovereign in our lives. This encompasses every aspect of our lives. From birth until death He is sovereign. He is the only One that matters and His will will always be done despite what our plans might be.</text:p>
      <text:p text:style-name="P2">God’s plan and His will all along was to gather together His people from all parts of the world. It was to tender His flock in peace and harmony with no sin, no Satan and no flesh getting in our way of true worship. It is those three things that deceives us into believing that we have “free will” throughout our lives. Even when we were not Christians we were doing the will Satan, we as humans will always do the will of our father. Whether that is God the Father or as Jesus said in John 8:44 “Your father the devil”. </text:p>
      <text:p text:style-name="P2">As Christians, we are liberated from that life. We are able to fully worship God and fully rely on God. We are able as Christians to make God the sovereign of our lives. He is the One that rescued us from eternal damnation, and He is the one that will shepherd us into Heaven. It is God’s will all the time. It is in His Sovereign nature that has the earth acting the way it does now. It is all for His glory.</text:p>
      <text:p text:style-name="P2">In closing, We as humans think we have total control over our lives. Even believers think this from time to time. But we are told that Christ is Sovereign in our lives and that we will eventually be able to fully grasp why things have happened the way they have. Remember that Christ is the only <text:soft-page-break/>reason we are all able to live, breath, and do anything especially He is the the only reason we make it to heav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3T20:23:08.645482007</meta:creation-date>
    <dc:title>Default</dc:title>
    <meta:editing-duration>PT19S</meta:editing-duration>
    <meta:editing-cycles>2</meta:editing-cycles>
    <meta:generator>LibreOffice/7.0.4.2$Linux_X86_64 LibreOffice_project/00$Build-2</meta:generator>
    <dc:date>2022-08-13T20:34:20.848323140</dc:date>
    <meta:document-statistic meta:table-count="0" meta:image-count="0" meta:object-count="0" meta:page-count="2" meta:paragraph-count="7" meta:word-count="452" meta:character-count="2340" meta:non-whitespace-character-count="1893"/>
    <meta:template xlink:type="simple" xlink:actuate="onRequest" xlink:title="Default" xlink:href="../../../../../../home/pastorczo13/Templates/Default.ott" meta:date="2022-08-13T20:23:06.528901052"/>
  </office:meta>
</office:document-meta>
</file>